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80fb6" officeooo:paragraph-rsid="00080fb6"/>
    </style:style>
    <style:style style:name="P2" style:family="paragraph" style:parent-style-name="Standard">
      <style:paragraph-properties fo:line-height="115%"/>
      <style:text-properties fo:font-weight="bold" officeooo:rsid="00080fb6" officeooo:paragraph-rsid="00080fb6" style:font-weight-asian="bold" style:font-weight-complex="bold"/>
    </style:style>
    <style:style style:name="P3" style:family="paragraph" style:parent-style-name="Standard">
      <style:paragraph-properties fo:line-height="115%"/>
      <style:text-properties fo:font-size="12pt" officeooo:rsid="000b9461" officeooo:paragraph-rsid="000b9461" style:font-size-asian="12pt" style:font-size-complex="12pt"/>
    </style:style>
    <style:style style:name="P4" style:family="paragraph" style:parent-style-name="Standard">
      <style:paragraph-properties fo:line-height="115%"/>
      <style:text-properties fo:font-size="12pt" officeooo:rsid="00080fb6" officeooo:paragraph-rsid="000b9461" style:font-size-asian="12pt" style:font-size-complex="12pt"/>
    </style:style>
    <style:style style:name="P5" style:family="paragraph" style:parent-style-name="Standard">
      <style:paragraph-properties fo:line-height="115%"/>
      <style:text-properties fo:font-size="12pt" officeooo:rsid="00080fb6" officeooo:paragraph-rsid="000eddd7" style:font-size-asian="12pt" style:font-size-complex="12pt"/>
    </style:style>
    <style:style style:name="P6" style:family="paragraph" style:parent-style-name="Standard">
      <style:paragraph-properties fo:line-height="115%"/>
      <style:text-properties fo:font-size="12pt" officeooo:rsid="00080fb6" officeooo:paragraph-rsid="000c971e" style:font-size-asian="12pt" style:font-size-complex="12pt"/>
    </style:style>
    <style:style style:name="P7" style:family="paragraph" style:parent-style-name="Standard">
      <style:paragraph-properties fo:line-height="115%"/>
      <style:text-properties fo:font-size="12pt" officeooo:rsid="0010dbaa" officeooo:paragraph-rsid="00080fb6" style:font-size-asian="12pt" style:font-size-complex="12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/>
      <style:text-properties fo:font-size="12pt" officeooo:rsid="000b9461" officeooo:paragraph-rsid="000d2898" style:font-size-asian="12pt" style:font-size-complex="12pt"/>
    </style:style>
    <style:style style:name="P10" style:family="paragraph" style:parent-style-name="Standard">
      <style:paragraph-properties fo:line-height="115%"/>
      <style:text-properties fo:font-size="12pt" officeooo:rsid="000b9461" officeooo:paragraph-rsid="000b9461" style:font-size-asian="12pt" style:font-size-complex="12pt"/>
    </style:style>
    <style:style style:name="P11" style:family="paragraph" style:parent-style-name="Standard">
      <style:paragraph-properties fo:line-height="115%"/>
      <style:text-properties fo:font-size="12pt" officeooo:rsid="00080fb6" officeooo:paragraph-rsid="000b9461" style:font-size-asian="12pt" style:font-size-complex="12pt"/>
    </style:style>
    <style:style style:name="P12" style:family="paragraph" style:parent-style-name="Standard">
      <style:paragraph-properties fo:line-height="115%"/>
      <style:text-properties fo:font-size="12pt" officeooo:rsid="00080fb6" officeooo:paragraph-rsid="000c971e" style:font-size-asian="12pt" style:font-size-complex="12pt"/>
    </style:style>
    <style:style style:name="P13" style:family="paragraph" style:parent-style-name="Standard">
      <style:paragraph-properties fo:line-height="115%"/>
    </style:style>
    <style:style style:name="T1" style:family="text">
      <style:text-properties officeooo:rsid="0010db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ung Tamago<text:span text:style-name="T1">t</text:span>chi Spiel:</text:p>
      <text:p text:style-name="P1"/>
      <text:p text:style-name="P3">Grundprinzip:</text:p>
      <text:p text:style-name="P3"/>
      <text:p text:style-name="P8">Das „Tamagotchi“ hat verschiedene <text:bookmark text:name="decorator-corrected-entity-id-3"/>Parameter, welche untereinander teilweise zusammenhängen bzw. vernetzt sind. Alle müssen in einem bestimmten Bereich <text:bookmark text:name="decorator-corrected-entity-id-5"/>bleiben, damit das „Tamagotchi“ überlebt. Damit diese in den vorbestimmten Bereichen bleiben, muss der Spieler/ die Spielerin zwischendurch kleine Aktionen ausführen.</text:p>
      <text:p text:style-name="P3"/>
      <text:p text:style-name="P4">Tamagotchi:</text:p>
      <text:p text:style-name="P4"/>
      <text:p text:style-name="P8">Das „Tamagotchi“ ist eine <text:bookmark text:name="decorator-corrected-entity-id-16"/>Raumstation, bewohnt von einer Person. Die Raumstation muss in Schuss gehalten werden und die Person an Board der Raumstation muss am <text:bookmark text:name="decorator-corrected-entity-id-26"/>Leben erhalten werden. Verschiedene Parameter sorgen <text:bookmark text:name="decorator-corrected-entity-id-35"/>dafür, <text:bookmark text:name="decorator-corrected-entity-id-44"/>dass die Raumstation und ihr Bewohner überleben (oder nicht). Diese Parameter werden durch verschiedene Anzeigen oder Aktionen dem Nutzer dargestellt. Zum Beispiel könnte der Bewohner <text:bookmark text:name="decorator-corrected-entity-id-52"/>zeigen, wenn der <text:bookmark text:name="decorator-corrected-entity-id-59"/>Sauerstoff oder die Vorräte zur <text:bookmark text:name="decorator-corrected-entity-id-65"/>Neige gehen. Die genaue Darstellung der Parameter kann sich allerdings auch noch stark <text:bookmark text:name="decorator-corrected-entity-id-70"/>verändern. Der Spieler/ die Spielerin muss nun durch kleine Aktionen dafür sorgen<text:bookmark text:name="decorator-corrected-entity-id-74"/>, <text:bookmark text:name="decorator-corrected-entity-id-79"/>dass die Raumstation und ihr Bewohner erhalten bleiben. Nach und nach wird die Station durch zwei bis drei Module erweitert (abhängig von einem gesamt Score). </text:p>
      <text:p text:style-name="P8">Der gesamt Score bewertet den Spieler/ die Spielerin in ihrer Umgangsform mit der Raumstation. Der Score kann nicht sinken, nur steigen. Jedoch wird durch das Verhalten des Spielers/ der Spielerin <text:bookmark text:name="decorator-corrected-entity-id-88"/>errechnet, wie schnell der Score steigt.</text:p>
      <text:p text:style-name="P9"/>
      <text:p text:style-name="P8">Idee für den „kleinen Astronauten“:</text:p>
      <text:p text:style-name="P8"/>
      <text:p text:style-name="P8">Der kleine Astronaut oder vergleichbare Entität soll kleinen Aufgaben nachgehen. Am besten soll er Aufgaben <text:bookmark text:name="decorator-corrected-entity-id-100"/>nachgehen, die in Verbindung mit den <text:bookmark text:name="decorator-corrected-entity-id-110"/>Aktionen, welche der Spieler/ die Spielerin <text:bookmark text:name="decorator-corrected-entity-id-119"/>ausführt, stehen. Zum Beispiel könnte der kleine Astronaut an den Solarpaneelen <text:bookmark text:name="decorator-corrected-entity-id-135"/>arbeiten, wenn der Spieler/ die Spielerin diese <text:bookmark text:name="decorator-corrected-entity-id-142"/>repariert. In <text:bookmark text:name="decorator-corrected-entity-id-157"/>„freier“, nicht vom Spieler/ Spielerin mit Aktionen gestalteter Zeit, soll der kleine Astronaut anderen Tätigkeiten oder Verhaltensmustern nachgehen. Das Spiel ist <text:bookmark text:name="decorator-corrected-entity-id-161"/>„durchgespielt“, wenn die Raumstation voll aufgebaut ist und ein bestimmter gesamt Score erreicht ist, oder wenn der Astronaut <text:bookmark text:name="decorator-corrected-entity-id-164"/>stirbt bzw. die Raumstation nicht mehr funktioniert.</text:p>
      <text:p text:style-name="P5"/>
      <text:p text:style-name="P6">Grafik:</text:p>
      <text:p text:style-name="P6"/>
      <text:p text:style-name="P8">Das Spiel soll eine 2,5D Grafik aufweisen, allerdings eine berechnete 2,5D Grafik. Dafür werde ich ein ähnliches Prinzip wie bei meinem Shader aus dem Spiel <text:bookmark text:name="decorator-corrected-entity-id-173"/>Meteoroids verwenden. Diese „Shader“ werden von zwei (oder drei, je <text:bookmark text:name="decorator-corrected-entity-id-186"/>nachdem, was geschickter erscheint) Fluchtpunkten aus berechnet und der „Schatten“ wird kein <text:bookmark text:name="decorator-corrected-entity-id-192"/>Schatten, sondern eine Fläche sein (oder eine Kante). Daher wird der „Schatten“ auch in die andere Richtung „fallen“ und eine klare Längenbegrenzung haben. Je <text:bookmark text:name="decorator-corrected-entity-id-197"/>nachdem, ob 2 oder 3 Fluchtpunkte muss noch ein Parallax für die x Koordinaten der vertikalen Kanten berechnet werden oder nicht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5:08:14.562000000</meta:creation-date>
    <dc:date>2021-05-20T16:08:19.746000000</dc:date>
    <meta:editing-duration>PT4M42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0" meta:word-count="386" meta:character-count="2707" meta:non-whitespace-character-count="2330"/>
  </office:meta>
</office:document-meta>
</file>